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3.5625in"/>
    </style:style>
    <style:style style:name="Table1.B" style:family="table-column">
      <style:table-column-properties style:column-width="3.375in"/>
    </style:style>
    <style:style style:name="Table1.A1" style:family="table-cell">
      <style:table-cell-properties style:vertical-align="middle" fo:background-color="#f4f4f4" fo:padding-left="0in" fo:padding-right="0in" fo:padding-top="0in" fo:padding-bottom="0.0417in" fo:border-left="none" fo:border-right="none" fo:border-top="none" fo:border-bottom="0.05pt solid #dddddd">
        <style:background-image/>
      </style:table-cell-properties>
    </style:style>
    <style:style style:name="Table1.A2" style:family="table-cell">
      <style:table-cell-properties style:vertical-align="middle" fo:background-color="#ffffff" fo:padding-left="0in" fo:padding-right="0in" fo:padding-top="0in" fo:padding-bottom="0.0417in" fo:border-left="none" fo:border-right="none" fo:border-top="none" fo:border-bottom="0.05pt solid #dddddd">
        <style:background-image/>
      </style:table-cell-properties>
    </style:style>
    <style:style style:name="Table1.A6" style:family="table-cell">
      <style:table-cell-properties style:vertical-align="middle" fo:background-color="#e2e2e2" fo:padding-left="0in" fo:padding-right="0in" fo:padding-top="0in" fo:padding-bottom="0.0417in" fo:border-left="none" fo:border-right="none" fo:border-top="none" fo:border-bottom="0.05pt solid #dddddd">
        <style:background-image/>
      </style:table-cell-properties>
    </style:style>
    <style:style style:name="P1" style:family="paragraph" style:parent-style-name="Text_20_body" style:list-style-name="L1">
      <style:text-properties officeooo:paragraph-rsid="00110886"/>
    </style:style>
    <style:style style:name="P2" style:family="paragraph" style:parent-style-name="Text_20_body">
      <style:paragraph-properties fo:text-align="end" style:justify-single-word="false"/>
      <style:text-properties fo:font-size="10pt" officeooo:rsid="00125086" officeooo:paragraph-rsid="00125086" style:font-size-asian="10pt" style:font-size-complex="10pt"/>
    </style:style>
    <style:style style:name="P3" style:family="paragraph" style:list-style-name="L1"/>
    <style:style style:name="P4" style:family="paragraph" style:list-style-name="L2"/>
    <style:style style:name="P5" style:family="paragraph" style:list-style-name="L3"/>
    <style:style style:name="P6" style:family="paragraph" style:list-style-name="L4"/>
    <style:style style:name="P7" style:family="paragraph" style:parent-style-name="Heading_20_1">
      <style:text-properties officeooo:paragraph-rsid="00110886"/>
    </style:style>
    <style:style style:name="P8" style:family="paragraph" style:parent-style-name="Heading_20_1">
      <style:paragraph-properties fo:text-align="center" style:justify-single-word="false"/>
      <style:text-properties fo:font-size="16pt" officeooo:rsid="00125086" officeooo:paragraph-rsid="00125086" style:font-size-asian="16pt" style:font-size-complex="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 fo:font-size="9.75pt" fo:font-style="normal" fo:font-weight="normal"/>
    </style:style>
    <style:style style:name="T4" style:family="text">
      <style:text-properties fo:font-variant="normal" fo:text-transform="none" fo:color="#a90000" style:font-name="verdana" fo:font-size="9.75pt"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verdana" fo:font-size="9.75pt" fo:letter-spacing="normal" fo:font-style="normal" fo:font-weight="normal"/>
    </style:style>
    <style:style style:name="T6" style:family="text">
      <style:text-properties fo:font-variant="normal" fo:text-transform="none" fo:color="#000000" style:font-name="verdana" fo:font-size="11.25pt" fo:letter-spacing="normal" fo:font-style="normal"/>
    </style:style>
    <style:style style:name="T7" style:family="text">
      <style:text-properties fo:font-variant="normal" fo:text-transform="none" fo:color="#000000" style:font-name="verdana" fo:font-size="15pt" fo:letter-spacing="normal" fo:font-style="normal" fo:font-weight="normal"/>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QA : Chapter 5 Supplementary Note</text:h>
      <text:p text:style-name="P2">- Compiled by Roshan Chitrakar</text:p>
      <text:h text:style-name="Heading_20_1" text:outline-level="1">Difference Between Static Testing And Dynamic Testing</text:h>
      <text:p text:style-name="Text_20_body">Static testing and dynamic testing are important testing methods available for developers and testers in Software Development lifecycle. These are <text:span text:style-name="Emphasis">software testing techniques </text:span>which the organisation must choose carefully which to implement on the software application. In order to get the most out of each type of testing, and choose the right tools for a given situation, it’s crucial to understand the benefits and limitations of each type of testing.</text:p>
      <text:h text:style-name="Heading_20_1" text:outline-level="1">What is Static Testing?</text:h>
      <text:p text:style-name="Text_20_body">Static Testing is type of testing in which the code is not executed. It can be done manually or by a set of tools. This type of testing checks the code, requirement documents and design documents and puts review comments on the work document. When the software is non–operational and inactive, we perform security testing to analyse the software in non-runtime environment. With static testing, we try to find out the errors, code flaws and potentially malicious code in the software application. It starts earlier in development life cycle and hence it is also called verification testing. Static testing can be done on work documents like requirement specifications, design documents, source code, test plans, test scripts and test cases, web page content.</text:p>
      <text:h text:style-name="P7" text:outline-level="1">The Static test techniques include:</text:h>
      <text:list xml:id="list8991799467959038" text:style-name="L1">
        <text:list-item>
          <text:p text:style-name="P1"><text:span text:style-name="T8">Inspection:</text:span> Here the main purpose is to find defects. Code walkthroughs are conducted by moderator. It is a formal type of review where a checklist is prepared to review the work documents.</text:p>
        </text:list-item>
        <text:list-item>
          <text:p><text:span text:style-name="T8">Walkthrough</text:span>: In this type of technique a meeting is lead by author to explain the product. Participants can ask questions and a scribe is assigned to make notes.</text:p>
        </text:list-item>
        <text:list-item>
          <text:p><text:span text:style-name="T8">Technical reviews</text:span>: In this type of static testing a technical round of review is conducted to check if the code is made according to technical specifications and standards. Generally the test plans, test strategy and test scripts are reviewed here.</text:p>
        </text:list-item>
        <text:list-item>
          <text:p><text:span text:style-name="T8">Informal reviews</text:span>: Static testing technique in which the document is reviewed informally and informal comments are provided.</text:p>
        </text:list-item>
      </text:list>
      <text:h text:style-name="Heading_20_1" text:outline-level="1">What is Dynamic Testing?</text:h>
      <text:p text:style-name="Text_20_body">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ext:soft-page-break/>the software, monitor the system memory, CPU response time, performance of the system. Dynamic testing is also known as validation testing , evaluating the finished product. Dynamic testing is of two types: Functional Testing and Non functional testing.</text:p>
      <text:h text:style-name="Heading_20_2" text:outline-level="2"><text:span text:style-name="Emphasis">Types of Dynamic Testing techniques are as follows:</text:span></text:h>
      <text:list xml:id="list1575515044285326443" text:style-name="L2">
        <text:list-item>
          <text:p><text:span text:style-name="T8">Unit Testing</text:span>: Testing of individual modules by developers.. The source code is tested in it.</text:p>
        </text:list-item>
        <text:list-item>
          <text:p><text:span text:style-name="T8">Integration Testing</text:span>: Testing the interface between different modules then they are joined..</text:p>
        </text:list-item>
        <text:list-item>
          <text:p><text:span text:style-name="T8">System Testing</text:span>: Testing performed on the system as a whole.</text:p>
        </text:list-item>
        <text:list-item>
          <text:p><text:span text:style-name="T8">Acceptance Testing</text:span>: Testing done from user point of view at user’s end.</text:p>
        </text:list-item>
      </text:list>
      <text:p text:style-name="Text_20_body">However, both Static Testing and Dynamic Testing are important for the software application. There are number of strengths and weaknesses associated with both types of testing which should be considered while implementing these testing on code:</text:p>
      <text:h text:style-name="Heading_20_1" text:outline-level="1">Difference between Static Testing and Dynamic Testing</text:h>
      <text:p text:style-name="Standard"/>
      <table:table table:name="Table1" table:style-name="Table1">
        <table:table-column table:style-name="Table1.A"/>
        <table:table-column table:style-name="Table1.B"/>
        <table:table-row>
          <table:table-cell table:style-name="Table1.A1" office:value-type="string">
            <text:p text:style-name="Table_20_Contents"><text:span text:style-name="Strong_20_Emphasis">Static Testing</text:span></text:p>
          </table:table-cell>
          <table:table-cell table:style-name="Table1.A1" office:value-type="string">
            <text:p text:style-name="Table_20_Contents"><text:span text:style-name="Strong_20_Emphasis">Dynamic Testing</text:span></text:p>
          </table:table-cell>
        </table:table-row>
        <table:table-row>
          <table:table-cell table:style-name="Table1.A2" office:value-type="string">
            <text:p text:style-name="Table_20_Contents">1. Static Testing is white box testing which is done at early stage if development life cycle. It is more cost effective than dynamic testing</text:p>
          </table:table-cell>
          <table:table-cell table:style-name="Table1.A2" office:value-type="string">
            <text:p text:style-name="Table_20_Contents">1. Dynamic Testing on the other hand is done at the later stage of development lifecycle.</text:p>
          </table:table-cell>
        </table:table-row>
        <table:table-row>
          <table:table-cell table:style-name="Table1.A1" office:value-type="string">
            <text:p text:style-name="Table_20_Contents">2. Static testing has more statement coverage than dynamic  testing in shorter time</text:p>
          </table:table-cell>
          <table:table-cell table:style-name="Table1.A1" office:value-type="string">
            <text:p text:style-name="Table_20_Contents">2. Dynamic Testing has less statement stage because it is covers limited area of code</text:p>
          </table:table-cell>
        </table:table-row>
        <table:table-row>
          <table:table-cell table:style-name="Table1.A2" office:value-type="string">
            <text:p text:style-name="Table_20_Contents">3. It is done before code deployment</text:p>
          </table:table-cell>
          <table:table-cell table:style-name="Table1.A2" office:value-type="string">
            <text:p text:style-name="Table_20_Contents">3. It is done after code deployment</text:p>
          </table:table-cell>
        </table:table-row>
        <table:table-row>
          <table:table-cell table:style-name="Table1.A1" office:value-type="string">
            <text:p text:style-name="Table_20_Contents">4.  It is performed in Verification Stage</text:p>
          </table:table-cell>
          <table:table-cell table:style-name="Table1.A1" office:value-type="string">
            <text:p text:style-name="Table_20_Contents">4. It is done in Validation Stage</text:p>
          </table:table-cell>
        </table:table-row>
        <table:table-row>
          <table:table-cell table:style-name="Table1.A6" office:value-type="string">
            <text:p text:style-name="Table_20_Contents">5. This type of testing is done without the execution of code.</text:p>
          </table:table-cell>
          <table:table-cell table:style-name="Table1.A6" office:value-type="string">
            <text:p text:style-name="Table_20_Contents">5. This type of execution is done with the execution of code.</text:p>
          </table:table-cell>
        </table:table-row>
        <table:table-row>
          <table:table-cell table:style-name="Table1.A1" office:value-type="string">
            <text:p text:style-name="Table_20_Contents">6. Static testing gives assessment of code as well as documentation.</text:p>
          </table:table-cell>
          <table:table-cell table:style-name="Table1.A1" office:value-type="string">
            <text:p text:style-name="Table_20_Contents">6. Dynamic Testing gives bottlenecks  of the software system.</text:p>
          </table:table-cell>
        </table:table-row>
        <table:table-row>
          <table:table-cell table:style-name="Table1.A2" office:value-type="string">
            <text:p text:style-name="Table_20_Contents">7.  In Static Testing techniques a checklist is prepared for testing process</text:p>
          </table:table-cell>
          <table:table-cell table:style-name="Table1.A2" office:value-type="string">
            <text:p text:style-name="Table_20_Contents">7. In Dynamic Testing technique the test cases are executed.</text:p>
          </table:table-cell>
        </table:table-row>
        <table:table-row>
          <table:table-cell table:style-name="Table1.A1" office:value-type="string">
            <text:p text:style-name="Table_20_Contents">8. Static Testing Methods include Walkthroughs, code review.</text:p>
          </table:table-cell>
          <table:table-cell table:style-name="Table1.A1" office:value-type="string">
            <text:p text:style-name="Table_20_Contents">8. Dynamic testing involves functional and nonfunctional testing</text:p>
          </table:table-cell>
        </table:table-row>
      </table:table>
      <text:h text:style-name="P7" text:outline-level="1"><text:soft-page-break/><text:span text:style-name="Strong_20_Emphasis">Example : </text:span>Software Application: <text:span text:style-name="Emphasis"><text:span text:style-name="Strong_20_Emphasis">Online Shopping Cart</text:span></text:span></text:h>
      <text:p text:style-name="Text_20_body">Static Test Techniques:</text:p>
      <text:list xml:id="list6700851684927887645" text:style-name="L3">
        <text:list-item>
          <text:p>Review  the requirement documents, design documents initially</text:p>
        </text:list-item>
        <text:list-item>
          <text:p>Checking the GUI of the  application</text:p>
        </text:list-item>
        <text:list-item>
          <text:p> Checking the database structure of the application.</text:p>
        </text:list-item>
      </text:list>
      <text:p text:style-name="Text_20_body">Dynamic Testing Techniques:</text:p>
      <text:list xml:id="list6530097187437055215" text:style-name="L4">
        <text:list-item>
          <text:p>Testing the functionality of the different page.</text:p>
        </text:list-item>
        <text:list-item>
          <text:p>Checking the checkout process and payment methods.</text:p>
        </text:list-item>
        <text:list-item>
          <text:p>Testing the interfaces between different pag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3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margin-top="0.0402in" fo:margin-bottom="0.0402in" loext:contextual-spacing="false" fo:line-height="15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09:39:36.930831482</meta:creation-date>
    <dc:date>2017-03-08T08:35:13.155282524</dc:date>
    <meta:editing-duration>PT18M39S</meta:editing-duration>
    <meta:editing-cycles>3</meta:editing-cycles>
    <meta:generator>LibreOffice/5.0.6.2$Linux_ARM_EABI LibreOffice_project/00m0$Build-2</meta:generator>
    <meta:document-statistic meta:table-count="1" meta:image-count="0" meta:object-count="0" meta:page-count="3" meta:paragraph-count="47" meta:word-count="782" meta:character-count="4849" meta:non-whitespace-character-count="4122"/>
  </office:meta>
</office:document-meta>
</file>